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972in" fo:margin-left="0in" fo:margin-top="0in" fo:margin-bottom="0in" table:align="left"/>
    </style:style>
    <style:style style:name="Table1.A" style:family="table-column">
      <style:table-column-properties style:column-width="2.2674in"/>
    </style:style>
    <style:style style:name="Table1.B" style:family="table-column">
      <style:table-column-properties style:column-width="4.2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lantilla para documentar la aplicación de CAATs</text:span></text:p>
      <text:p text:style-name="Standard"/>
      <text:p text:style-name="Standard"><text:span text:style-name="T2">Observaciones</text:span>: se plantea un conjunto básico de datos a documentar sobre el uso de CAATs en un proyecto de auditoría informática. Los diferentes campos deberán ser empleados según lo crea conveniente el equipo de auditores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Herramienta utilizad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Versión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Entorno para la realización de la prueba:</text:p>
          </table:table-cell>
          <table:table-cell table:style-name="Table1.A1" office:value-type="string">
            <text:p text:style-name="P1">SO:</text:p>
            <text:p text:style-name="P1">Librerías instaladas: &lt;nombre : versión&gt;</text:p>
          </table:table-cell>
        </table:table-row>
        <table:table-row table:style-name="Table1.1">
          <table:table-cell table:style-name="Table1.A1" office:value-type="string">
            <text:p text:style-name="P1">Origen del software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echa y hor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gente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Objetivos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Configuración de hardware:</text:p>
          </table:table-cell>
          <table:table-cell table:style-name="Table1.A1" office:value-type="string">
            <text:p text:style-name="P1">CPU:</text:p>
            <text:p text:style-name="P1">RAM:</text:p>
          </table:table-cell>
        </table:table-row>
        <table:table-row table:style-name="Table1.1">
          <table:table-cell table:style-name="Table1.A1" office:value-type="string">
            <text:p text:style-name="P1">Configuración de red:</text:p>
          </table:table-cell>
          <table:table-cell table:style-name="Table1.A1" office:value-type="string">
            <text:p text:style-name="P1">Medio físico:</text:p>
            <text:p text:style-name="P1">Ubicación física de la conexión:</text:p>
            <text:p text:style-name="P1">IP:</text:p>
            <text:p text:style-name="P1">Configuración particular: (VLAN, reglas particulares, etc.)</text:p>
          </table:table-cell>
        </table:table-row>
        <table:table-row table:style-name="Table1.1">
          <table:table-cell table:style-name="Table1.A1" office:value-type="string">
            <text:p text:style-name="P1">Elemento analizado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rocedenci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Versión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Contraparte que certifica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eporte de resultados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Incidencias: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nálisis preliminar: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Universidad Nacional del Nordeste</text:span></text:p>
        <text:p text:style-name="Standard"><text:span text:style-name="MT1">Facultad de Ciencias Exactas y Naturales y Agrimensura</text:span></text:p>
        <text:p text:style-name="Standard"><text:span text:style-name="MT1">Maestría en Tecnologías de la Información</text:span></text:p>
        <text:p text:style-name="Standard"><text:span text:style-name="MT1">Seguridad y Auditoría Informática</text:span></text:p>
        <text:p text:style-name="Standard"><draw:rect text:anchor-type="as-char" style:rel-width="100%" draw:z-index="0" draw:style-name="Mgr1" draw:text-style-name="MP1" svg:width="0.0012in" svg:height="0.0213in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1" meta:word-count="123" meta:character-count="877" meta:non-whitespace-character-count="784"/>
    <meta:generator>LibreOfficeDev/6.0.5.2$Linux_X86_64 LibreOffice_project/</meta:generator>
  </office:meta>
</office:document-meta>
</file>